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cm" fo:min-width="6.926cm"/>
    </style:style>
    <style:style style:name="gr2" style:family="graphic" style:parent-style-name="standard">
      <style:graphic-properties draw:textarea-horizontal-align="justify" draw:textarea-vertical-align="middle" draw:auto-grow-height="false" fo:min-height="1.828cm" fo:min-width="5.608cm"/>
    </style:style>
    <style:style style:name="gr3" style:family="graphic" style:parent-style-name="standard">
      <style:graphic-properties draw:textarea-horizontal-align="justify" draw:textarea-vertical-align="middle" draw:auto-grow-height="false" fo:min-height="4.15cm" fo:min-width="9.5cm"/>
    </style:style>
    <style:style style:name="gr4" style:family="graphic" style:parent-style-name="standard">
      <style:graphic-properties draw:textarea-horizontal-align="justify" draw:textarea-vertical-align="middle" draw:auto-grow-height="false" fo:min-height="2.018cm" fo:min-width="6.174cm"/>
    </style:style>
    <style:style style:name="gr5" style:family="graphic" style:parent-style-name="standard">
      <style:graphic-properties draw:textarea-horizontal-align="justify" draw:textarea-vertical-align="middle" draw:auto-grow-height="false" fo:min-height="2.226cm" fo:min-width="7.138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color="#ce181e"/>
    </style:style>
    <style:style style:name="P2" style:family="paragraph">
      <style:paragraph-properties fo:text-align="center"/>
      <style:text-properties fo:color="#000000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10.5cm" svg:height="4.2cm" svg:x="5.4cm" svg:y="1.2cm">
          <text:p text:style-name="P1"><text:span text:style-name="T1">st</text:span><text:span text:style-name="T1">ar</text:span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9.7cm" svg:height="3.3cm" svg:x="5.9cm" svg:y="7.5cm">
          <text:p text:style-name="P3">Podas a i b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0cm" svg:height="4.4cm" svg:x="5.9cm" svg:y="13cm">
          <text:p text:style-name="P3">A + B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10.6cm" svg:height="3.6cm" svg:x="5.3cm" svg:y="19.6cm">
          <text:p text:style-name="P3">Wyprowadź wynik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3" xml:id="id2" draw:id="id2" draw:layer="layout" svg:width="10.8cm" svg:height="3.5cm" svg:x="5.4cm" svg:y="25.2cm">
          <text:p text:style-name="P3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0.7cm" svg:y1="5.4cm" svg:x2="10.8cm" svg:y2="7.6cm">
          <text:p/>
        </draw:line>
        <draw:line draw:style-name="gr6" draw:text-style-name="P4" draw:layer="layout" svg:x1="10.8cm" svg:y1="10.7cm" svg:x2="10.9cm" svg:y2="13cm">
          <text:p/>
        </draw:line>
        <draw:line draw:style-name="gr6" draw:text-style-name="P4" draw:layer="layout" svg:x1="10.8cm" svg:y1="17.4cm" svg:x2="10.6cm" svg:y2="19.8cm">
          <text:p/>
        </draw:line>
        <draw:connector draw:style-name="gr7" draw:text-style-name="P3" draw:layer="layout" svg:x1="10.6cm" svg:y1="23.2cm" svg:x2="10.8cm" svg:y2="25.2cm" draw:start-shape="id1" draw:start-glue-point="8" draw:end-shape="id2" draw:end-glue-point="4" svg:d="M10600 23200v1001h200v999" svg:viewBox="0 0 201 2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1:22:11.019870505</meta:creation-date>
    <dc:date>2019-09-12T11:34:54.408470815</dc:date>
    <meta:editing-duration>PT1M</meta:editing-duration>
    <meta:editing-cycles>1</meta:editing-cycles>
    <meta:document-statistic meta:object-count="9"/>
    <meta:generator>LibreOffice/6.0.7.3$Linux_X86_64 LibreOffice_project/00m0$Build-3</meta:generator>
  </office:meta>
</office:document-meta>
</file>